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02cm"/>
    </style:style>
    <style:style style:name="gr32" style:family="graphic" style:parent-style-name="standard">
      <style:graphic-properties draw:stroke="none" svg:stroke-color="#000000" draw:fill="none" draw:fill-color="#ffffff" draw:textarea-horizontal-align="left" draw:auto-grow-height="true" draw:auto-grow-width="true" fo:min-height="1.85cm" fo:min-width="0cm"/>
    </style:style>
    <style:style style:name="gr3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34" style:family="graphic" style:parent-style-name="standard">
      <style:graphic-properties draw:stroke="none" svg:stroke-color="#000000" draw:fill="none" draw:fill-color="#ffffff" draw:textarea-horizontal-align="left" draw:auto-grow-height="true" draw:auto-grow-width="true" fo:min-height="3.05cm" fo:min-width="3.9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P20" style:family="paragraph">
      <style:text-properties fo:color="#cfe7f5" fo:font-size="13pt" style:font-size-asian="13pt" style:font-size-complex="13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size="18pt" style:font-size-asian="18pt" style:font-size-complex="18pt"/>
    </style:style>
    <style:style style:name="T19" style:family="text">
      <style:text-properties fo:font-size="13pt" style:font-size-asian="13pt" style:font-size-complex="13pt"/>
    </style:style>
    <style:style style:name="T20" style:family="text">
      <style:text-properties style:text-position="sub 58%" fo:font-size="14pt" style:font-size-asian="14pt" style:font-size-complex="14pt"/>
    </style:style>
    <style:style style:name="T21" style:family="text">
      <style:text-properties style:text-position="0% 100%" fo:font-size="14pt" style:font-size-asian="14pt" style:font-size-complex="14pt"/>
    </style:style>
    <style:style style:name="T22"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3" style:family="text">
      <style:text-properties style:text-position="sub 58%"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755cm 6.0146175478321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618cm 3.69928840354177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rotate (-0.843168561639487) translate (8.68625139284619cm 0.130314961893665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09906cm 0.773588322121514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104cm 18.932344830176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79cm 13.5859999999566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5.51480104214957E-017) rotate (-1.15261543801802) translate (12.0157714831732cm 3.5600949127946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011cm 10.1319999999828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rotate (0.909316540288874) translate (3.00764894058169cm 13.9459419200968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683cm 22.8268428826418cm)" svg:viewBox="0 0 4391 547" svg:d="m0 547c0 0 1343-536 2050-547 801-12 2341 547 2341 547">
          <text:p/>
        </draw:path>
        <draw:path draw:style-name="gr17" draw:text-style-name="P1" draw:layer="layout" svg:width="2.359cm" svg:height="0.33cm" draw:transform="rotate (-0.935845544920369) translate (7.56620970991525cm 19.0038766726545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911cm 6.0156175479065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rotate (-0.843168561639487) translate (9.06422434877256cm -0.455801274197452cm)" svg:viewBox="0 0 6369 8110" svg:d="m0 7451c200 9 1445 483 1876 600s1777 110 2451-496c939-904 2042-7555 2042-7555">
          <text:p/>
        </draw:path>
        <draw:path draw:style-name="gr21" draw:text-style-name="P1" draw:layer="layout" svg:width="6.106cm" svg:height="7.585cm" draw:transform="rotate (-1.15191730631723) translate (10.7159828180071cm 1.4208060622909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911cm 5.6146175479065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19" draw:layer="layout" svg:width="2.965cm" svg:height="0.66cm" svg:x="10.421cm" svg:y="10.7cm">
          <draw:text-box>
            <text:p><text:span text:style-name="T16">Un seul modèle</text:span></text:p>
          </draw:text-box>
        </draw:frame>
        <draw:frame draw:style-name="gr28"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18">i</text:span></text:p>
          </draw:text-box>
        </draw:frame>
        <draw:frame draw:style-name="gr30" draw:text-style-name="P20" draw:layer="layout" svg:width="3.6cm" svg:height="0.759cm" svg:x="0.3cm" svg:y="21.441cm">
          <draw:text-box>
            <text:p><text:span text:style-name="T19">Prédictions</text:span></text:p>
          </draw:text-box>
        </draw:frame>
      </draw:page>
      <draw:page draw:name="page5" draw:style-name="dp1" draw:master-page-name="Standard">
        <draw:circle draw:style-name="gr29" draw:text-style-name="P1" draw:layer="layout" svg:width="0.9cm" svg:height="0.9cm" svg:x="5.3cm" svg:y="2.4cm">
          <text:p/>
        </draw:circle>
        <draw:circle draw:style-name="gr29" draw:text-style-name="P1" draw:layer="layout" svg:width="0.9cm" svg:height="0.9cm" svg:x="5.3cm" svg:y="5.5cm">
          <text:p/>
        </draw:circle>
        <draw:frame draw:style-name="gr3" draw:text-style-name="P7" draw:layer="layout" svg:width="0.938cm" svg:height="0.966cm" svg:x="2.6cm" svg:y="2.334cm">
          <draw:text-box>
            <text:p><text:span text:style-name="T4">a</text:span><text:span text:style-name="T20">1</text:span></text:p>
          </draw:text-box>
        </draw:frame>
        <draw:frame draw:style-name="gr31" draw:text-style-name="P7" draw:layer="layout" svg:width="1.202cm" svg:height="0.966cm" svg:x="2.698cm" svg:y="5.434cm">
          <draw:text-box>
            <text:p><text:span text:style-name="T4">a</text:span><text:span text:style-name="T20">n</text:span></text:p>
          </draw:text-box>
        </draw:frame>
        <draw:frame draw:style-name="gr32" draw:layer="layout" svg:width="0.68cm" svg:height="2.387cm" svg:x="2.72cm" svg:y="3.1cm">
          <draw:text-box>
            <text:p>.</text:p>
            <text:p>.</text:p>
            <text:p>.</text:p>
          </draw:text-box>
        </draw:frame>
        <draw:line draw:style-name="gr1" draw:text-style-name="P1" draw:layer="layout" svg:x1="3.6cm" svg:y1="2.8cm" svg:x2="5.3cm" svg:y2="2.8cm">
          <text:p/>
        </draw:line>
        <draw:line draw:style-name="gr1" draw:text-style-name="P1" draw:layer="layout" svg:x1="3.6cm" svg:y1="2.8cm" svg:x2="5.3cm" svg:y2="5.9cm">
          <text:p/>
        </draw:line>
        <draw:line draw:style-name="gr1" draw:text-style-name="P1" draw:layer="layout" svg:x1="3.5cm" svg:y1="5.9cm" svg:x2="5.3cm" svg:y2="2.8cm">
          <text:p/>
        </draw:line>
        <draw:line draw:style-name="gr1" draw:text-style-name="P1" draw:layer="layout" svg:x1="3.5cm" svg:y1="5.9cm" svg:x2="5.3cm" svg:y2="5.9cm">
          <text:p/>
        </draw:line>
        <draw:line draw:style-name="gr1" draw:text-style-name="P1" draw:layer="layout" svg:x1="6.2cm" svg:y1="2.8cm" svg:x2="7.8cm" svg:y2="2.8cm">
          <text:p/>
        </draw:line>
        <draw:line draw:style-name="gr1" draw:text-style-name="P1" draw:layer="layout" svg:x1="6.2cm" svg:y1="6cm" svg:x2="7.8cm" svg:y2="6cm">
          <text:p/>
        </draw:line>
        <draw:frame draw:style-name="gr3" draw:text-style-name="P7" draw:layer="layout" svg:width="0.904cm" svg:height="0.966cm" svg:x="7.962cm" svg:y="2.334cm">
          <draw:text-box>
            <text:p><text:span text:style-name="T4">y</text:span><text:span text:style-name="T20">0</text:span></text:p>
          </draw:text-box>
        </draw:frame>
        <draw:frame draw:style-name="gr3" draw:text-style-name="P7" draw:layer="layout" svg:width="0.904cm" svg:height="0.966cm" svg:x="8cm" svg:y="5.434cm">
          <draw:text-box>
            <text:p><text:span text:style-name="T4">y</text:span><text:span text:style-name="T20">1</text:span></text:p>
          </draw:text-box>
        </draw:frame>
        <draw:line draw:style-name="gr1" draw:text-style-name="P1" draw:layer="layout" svg:x1="13.5cm" svg:y1="5.7cm" svg:x2="13.5cm" svg:y2="2.4cm">
          <text:p/>
        </draw:line>
        <draw:line draw:style-name="gr1" draw:text-style-name="P1" draw:layer="layout" svg:x1="12.9cm" svg:y1="5.4cm" svg:x2="17.2cm" svg:y2="5.4cm">
          <text:p/>
        </draw:line>
        <draw:line draw:style-name="gr9" draw:text-style-name="P1" draw:layer="layout" svg:x1="14.1cm" svg:y1="2.9cm" svg:x2="16.3cm" svg:y2="5.2cm">
          <text:p/>
        </draw:line>
        <draw:line draw:style-name="gr9" draw:text-style-name="P1" draw:layer="layout" svg:x1="16.4cm" svg:y1="2.8cm" svg:x2="13.9cm" svg:y2="5.1cm">
          <text:p/>
        </draw:line>
        <draw:frame draw:style-name="gr3" draw:text-style-name="P11" draw:layer="layout" svg:width="1.12cm" svg:height="0.839cm" svg:x="13.5cm" svg:y="3.561cm">
          <draw:text-box>
            <text:p><text:span text:style-name="T9">++</text:span></text:p>
          </draw:text-box>
        </draw:frame>
        <draw:frame draw:style-name="gr3" draw:text-style-name="P11" draw:layer="layout" svg:width="0.858cm" svg:height="0.839cm" svg:x="15.5cm" svg:y="3.6cm">
          <draw:text-box>
            <text:p><text:span text:style-name="T9">--</text:span></text:p>
          </draw:text-box>
        </draw:frame>
        <draw:frame draw:style-name="gr3" draw:text-style-name="P11" draw:layer="layout" svg:width="0.989cm" svg:height="0.839cm" svg:x="14.6cm" svg:y="2.761cm">
          <draw:text-box>
            <text:p><text:span text:style-name="T9">+-</text:span></text:p>
          </draw:text-box>
        </draw:frame>
        <draw:frame draw:style-name="gr3" draw:text-style-name="P11" draw:layer="layout" svg:width="0.989cm" svg:height="0.839cm" svg:x="14.58cm" svg:y="4.261cm">
          <draw:text-box>
            <text:p><text:span text:style-name="T9">-+</text:span></text:p>
          </draw:text-box>
        </draw:frame>
        <draw:circle draw:style-name="gr29" draw:text-style-name="P1" draw:layer="layout" svg:width="0.9cm" svg:height="0.9cm" svg:x="5.2cm" svg:y="9.4cm">
          <text:p/>
        </draw:circle>
        <draw:circle draw:style-name="gr29" draw:text-style-name="P1" draw:layer="layout" svg:width="0.9cm" svg:height="0.9cm" svg:x="5.2cm" svg:y="12.5cm">
          <text:p/>
        </draw:circle>
        <draw:frame draw:style-name="gr3" draw:text-style-name="P7" draw:layer="layout" svg:width="0.938cm" svg:height="0.966cm" svg:x="2.5cm" svg:y="9.334cm">
          <draw:text-box>
            <text:p><text:span text:style-name="T4">a</text:span><text:span text:style-name="T20">1</text:span></text:p>
          </draw:text-box>
        </draw:frame>
        <draw:frame draw:style-name="gr31" draw:text-style-name="P7" draw:layer="layout" svg:width="1.202cm" svg:height="0.966cm" svg:x="2.598cm" svg:y="12.434cm">
          <draw:text-box>
            <text:p><text:span text:style-name="T4">a</text:span><text:span text:style-name="T20">n</text:span></text:p>
          </draw:text-box>
        </draw:frame>
        <draw:frame draw:style-name="gr32" draw:layer="layout" svg:width="0.68cm" svg:height="2.387cm" svg:x="2.62cm" svg:y="10.1cm">
          <draw:text-box>
            <text:p>.</text:p>
            <text:p>.</text:p>
            <text:p>.</text:p>
          </draw:text-box>
        </draw:frame>
        <draw:line draw:style-name="gr1" draw:text-style-name="P1" draw:layer="layout" svg:x1="3.5cm" svg:y1="9.8cm" svg:x2="5.2cm" svg:y2="9.8cm">
          <text:p/>
        </draw:line>
        <draw:line draw:style-name="gr1" draw:text-style-name="P1" draw:layer="layout" svg:x1="3.5cm" svg:y1="9.8cm" svg:x2="5.2cm" svg:y2="12.9cm">
          <text:p/>
        </draw:line>
        <draw:line draw:style-name="gr1" draw:text-style-name="P1" draw:layer="layout" svg:x1="3.4cm" svg:y1="12.9cm" svg:x2="5.2cm" svg:y2="9.8cm">
          <text:p/>
        </draw:line>
        <draw:line draw:style-name="gr1" draw:text-style-name="P1" draw:layer="layout" svg:x1="3.4cm" svg:y1="12.9cm" svg:x2="5.2cm" svg:y2="12.9cm">
          <text:p/>
        </draw:line>
        <draw:line draw:style-name="gr1" draw:text-style-name="P1" draw:layer="layout" svg:x1="6.1cm" svg:y1="9.8cm" svg:x2="7.7cm" svg:y2="9.8cm">
          <text:p/>
        </draw:line>
        <draw:line draw:style-name="gr1" draw:text-style-name="P1" draw:layer="layout" svg:x1="6.1cm" svg:y1="13cm" svg:x2="7.7cm" svg:y2="13cm">
          <text:p/>
        </draw:line>
        <draw:circle draw:style-name="gr29" draw:text-style-name="P1" draw:layer="layout" svg:width="0.9cm" svg:height="0.9cm" svg:x="7.7cm" svg:y="9.4cm">
          <text:p/>
        </draw:circle>
        <draw:circle draw:style-name="gr29" draw:text-style-name="P1" draw:layer="layout" svg:width="0.9cm" svg:height="0.9cm" svg:x="7.7cm" svg:y="12.5cm">
          <text:p/>
        </draw:circle>
        <draw:line draw:style-name="gr1" draw:text-style-name="P1" draw:layer="layout" svg:x1="8.6cm" svg:y1="9.8cm" svg:x2="9.8cm" svg:y2="11.3cm">
          <text:p/>
        </draw:line>
        <draw:line draw:style-name="gr1" draw:text-style-name="P1" draw:layer="layout" svg:x1="8.6cm" svg:y1="13cm" svg:x2="9.8cm" svg:y2="11.3cm">
          <text:p/>
        </draw:line>
        <draw:frame draw:style-name="gr3" draw:text-style-name="P7" draw:layer="layout" svg:width="0.743cm" svg:height="0.806cm" svg:x="11.7cm" svg:y="10.794cm">
          <draw:text-box>
            <text:p><text:span text:style-name="T4">y</text:span></text:p>
          </draw:text-box>
        </draw:frame>
        <draw:circle draw:style-name="gr29" draw:text-style-name="P1" draw:layer="layout" svg:width="0.9cm" svg:height="0.9cm" svg:x="9.8cm" svg:y="10.8cm">
          <text:p/>
        </draw:circle>
        <draw:frame draw:style-name="gr32" draw:layer="layout" svg:width="0.68cm" svg:height="2.387cm" svg:x="5.3cm" svg:y="10cm">
          <draw:text-box>
            <text:p>.</text:p>
            <text:p>.</text:p>
            <text:p>.</text:p>
          </draw:text-box>
        </draw:frame>
        <draw:frame draw:style-name="gr32" draw:layer="layout" svg:width="0.68cm" svg:height="2.387cm" svg:x="7.82cm" svg:y="10.013cm">
          <draw:text-box>
            <text:p>.</text:p>
            <text:p>.</text:p>
            <text:p>.</text:p>
          </draw:text-box>
        </draw:frame>
        <draw:line draw:style-name="gr1" draw:text-style-name="P1" draw:layer="layout" svg:x1="6.1cm" svg:y1="9.8cm" svg:x2="7.7cm" svg:y2="13cm">
          <text:p/>
        </draw:line>
        <draw:line draw:style-name="gr1" draw:text-style-name="P1" draw:layer="layout" svg:x1="6.1cm" svg:y1="13cm" svg:x2="7.7cm" svg:y2="9.8cm">
          <text:p/>
        </draw:line>
        <draw:line draw:style-name="gr1" draw:text-style-name="P1" draw:layer="layout" svg:x1="10.7cm" svg:y1="11.3cm" svg:x2="11.8cm" svg:y2="11.3cm">
          <text:p/>
        </draw:line>
        <draw:frame draw:style-name="gr3" draw:text-style-name="P11" draw:layer="layout" svg:width="0.942cm" svg:height="0.839cm" svg:x="5.158cm" svg:y="8.561cm">
          <draw:text-box>
            <text:p><text:span text:style-name="T9">M</text:span></text:p>
          </draw:text-box>
        </draw:frame>
        <draw:frame draw:style-name="gr3" draw:text-style-name="P11" draw:layer="layout" svg:width="1.044cm" svg:height="0.839cm" svg:x="7.7cm" svg:y="8.561cm">
          <draw:text-box>
            <text:p><text:span text:style-name="T9">M'</text:span></text:p>
          </draw:text-box>
        </draw:frame>
        <draw:path draw:style-name="gr33" draw:text-style-name="P1" draw:layer="layout" svg:width="0.599cm" svg:height="0.599cm" svg:x="5.4cm" svg:y="12.7cm" svg:viewBox="0 0 600 600" svg:d="m0 600c100 0 300 16 300-300s200-300 300-300">
          <text:p/>
        </draw:path>
        <draw:path draw:style-name="gr33" draw:text-style-name="P1" draw:layer="layout" svg:width="0.599cm" svg:height="0.599cm" svg:x="5.4cm" svg:y="9.6cm" svg:viewBox="0 0 600 600" svg:d="m0 600c100 0 300 16 300-300s200-300 300-300">
          <text:p/>
        </draw:path>
        <draw:path draw:style-name="gr33" draw:text-style-name="P1" draw:layer="layout" svg:width="0.599cm" svg:height="0.599cm" svg:x="7.9cm" svg:y="12.7cm" svg:viewBox="0 0 600 600" svg:d="m0 600c100 0 300 16 300-300s200-300 300-300">
          <text:p/>
        </draw:path>
        <draw:path draw:style-name="gr33" draw:text-style-name="P1" draw:layer="layout" svg:width="0.599cm" svg:height="0.599cm" svg:x="7.9cm" svg:y="9.6cm" svg:viewBox="0 0 600 600" svg:d="m0 600c100 0 300 16 300-300s200-300 300-300">
          <text:p/>
        </draw:path>
        <draw:path draw:style-name="gr33" draw:text-style-name="P1" draw:layer="layout" svg:width="0.736cm" svg:height="0.578cm" draw:transform="rotate (0.267908040181079) translate (9.86785928388614cm 11.118625756209cm)" svg:viewBox="0 0 737 579" svg:d="m0 499 289 80c0 0 40-142 53-193 20-76 53-193 53-193l53-193 289 79">
          <text:p/>
        </draw:path>
        <draw:circle draw:style-name="gr29" draw:text-style-name="P1" draw:layer="layout" svg:width="0.9cm" svg:height="0.9cm" svg:x="5.357cm" svg:y="16.439cm">
          <text:p/>
        </draw:circle>
        <draw:circle draw:style-name="gr29" draw:text-style-name="P1" draw:layer="layout" svg:width="0.9cm" svg:height="0.9cm" svg:x="5.357cm" svg:y="19.539cm">
          <text:p/>
        </draw:circle>
        <draw:frame draw:style-name="gr3" draw:text-style-name="P7" draw:layer="layout" svg:width="0.938cm" svg:height="0.966cm" svg:x="2.657cm" svg:y="16.373cm">
          <draw:text-box>
            <text:p><text:span text:style-name="T4">a</text:span><text:span text:style-name="T20">1</text:span></text:p>
          </draw:text-box>
        </draw:frame>
        <draw:frame draw:style-name="gr31" draw:text-style-name="P7" draw:layer="layout" svg:width="1.202cm" svg:height="0.966cm" svg:x="2.755cm" svg:y="19.473cm">
          <draw:text-box>
            <text:p><text:span text:style-name="T4">a</text:span><text:span text:style-name="T20">n</text:span></text:p>
          </draw:text-box>
        </draw:frame>
        <draw:frame draw:style-name="gr32" draw:layer="layout" svg:width="0.68cm" svg:height="2.387cm" svg:x="2.777cm" svg:y="17.139cm">
          <draw:text-box>
            <text:p>.</text:p>
            <text:p>.</text:p>
            <text:p>.</text:p>
          </draw:text-box>
        </draw:frame>
        <draw:line draw:style-name="gr1" draw:text-style-name="P1" draw:layer="layout" svg:x1="3.657cm" svg:y1="16.839cm" svg:x2="5.357cm" svg:y2="16.839cm">
          <text:p/>
        </draw:line>
        <draw:line draw:style-name="gr1" draw:text-style-name="P1" draw:layer="layout" svg:x1="3.657cm" svg:y1="16.839cm" svg:x2="5.357cm" svg:y2="19.939cm">
          <text:p/>
        </draw:line>
        <draw:line draw:style-name="gr1" draw:text-style-name="P1" draw:layer="layout" svg:x1="3.557cm" svg:y1="19.939cm" svg:x2="5.357cm" svg:y2="16.839cm">
          <text:p/>
        </draw:line>
        <draw:line draw:style-name="gr1" draw:text-style-name="P1" draw:layer="layout" svg:x1="3.557cm" svg:y1="19.939cm" svg:x2="5.357cm" svg:y2="19.939cm">
          <text:p/>
        </draw:line>
        <draw:line draw:style-name="gr1" draw:text-style-name="P1" draw:layer="layout" svg:x1="6.257cm" svg:y1="16.8cm" svg:x2="7.457cm" svg:y2="18.3cm">
          <text:p/>
        </draw:line>
        <draw:line draw:style-name="gr1" draw:text-style-name="P1" draw:layer="layout" svg:x1="6.257cm" svg:y1="20cm" svg:x2="7.457cm" svg:y2="18.3cm">
          <text:p/>
        </draw:line>
        <draw:frame draw:style-name="gr3" draw:text-style-name="P7" draw:layer="layout" svg:width="0.743cm" svg:height="0.806cm" svg:x="9.357cm" svg:y="17.794cm">
          <draw:text-box>
            <text:p><text:span text:style-name="T4">y</text:span></text:p>
          </draw:text-box>
        </draw:frame>
        <draw:circle draw:style-name="gr29" draw:text-style-name="P1" draw:layer="layout" svg:width="0.9cm" svg:height="0.9cm" svg:x="7.457cm" svg:y="17.8cm">
          <text:p/>
        </draw:circle>
        <draw:frame draw:style-name="gr32" draw:layer="layout" svg:width="0.68cm" svg:height="2.387cm" svg:x="5.457cm" svg:y="17.039cm">
          <draw:text-box>
            <text:p>.</text:p>
            <text:p>.</text:p>
            <text:p>.</text:p>
          </draw:text-box>
        </draw:frame>
        <draw:line draw:style-name="gr1" draw:text-style-name="P1" draw:layer="layout" svg:x1="8.357cm" svg:y1="18.3cm" svg:x2="9.457cm" svg:y2="18.3cm">
          <text:p/>
        </draw:line>
        <draw:path draw:style-name="gr33" draw:text-style-name="P1" draw:layer="layout" svg:width="0.599cm" svg:height="0.599cm" svg:x="5.557cm" svg:y="19.739cm" svg:viewBox="0 0 600 600" svg:d="m0 600c100 0 300 16 300-300s200-300 300-300">
          <text:p/>
        </draw:path>
        <draw:path draw:style-name="gr33" draw:text-style-name="P1" draw:layer="layout" svg:width="0.599cm" svg:height="0.599cm" svg:x="5.557cm" svg:y="16.639cm" svg:viewBox="0 0 600 600" svg:d="m0 600c100 0 300 16 300-300s200-300 300-300">
          <text:p/>
        </draw:path>
        <draw:line draw:style-name="gr33" draw:text-style-name="P1" draw:layer="layout" svg:x1="7.657cm" svg:y1="18.6cm" svg:x2="8.257cm" svg:y2="18cm">
          <text:p/>
        </draw:line>
        <draw:frame draw:style-name="gr3" draw:text-style-name="P7" draw:layer="layout" svg:width="1.721cm" svg:height="0.966cm" svg:x="2.7cm" svg:y="14.934cm">
          <draw:text-box>
            <text:p><text:span text:style-name="T4">a</text:span><text:span text:style-name="T20">0 </text:span><text:span text:style-name="T21">= 1</text:span></text:p>
          </draw:text-box>
        </draw:frame>
        <draw:line draw:style-name="gr1" draw:text-style-name="P1" draw:layer="layout" svg:x1="3.5cm" svg:y1="15.6cm" svg:x2="5.8cm" svg:y2="16.4cm">
          <text:p/>
        </draw:line>
        <draw:path draw:style-name="gr1" draw:text-style-name="P1" draw:layer="layout" svg:width="4.917cm" svg:height="1.088cm" draw:transform="rotate (-0.489913921035902) translate (4.01220908571127cm 14.6395075622726cm)" svg:viewBox="0 0 4918 1089" svg:d="m0 1089c0 0 1291-1113 2253-1089 801 21 2665 959 2665 959">
          <text:p/>
        </draw:path>
        <draw:frame draw:style-name="gr3" draw:text-style-name="P7" draw:layer="layout" svg:width="0.938cm" svg:height="0.966cm" svg:x="6.462cm" svg:y="15.334cm">
          <draw:text-box>
            <text:p><text:span text:style-name="T4">b</text:span><text:span text:style-name="T20">0</text:span></text:p>
          </draw:text-box>
        </draw:frame>
        <draw:frame draw:style-name="gr3" draw:text-style-name="P7" draw:layer="layout" svg:width="0.938cm" svg:height="0.966cm" svg:x="6.5cm" svg:y="16.634cm">
          <draw:text-box>
            <text:p><text:span text:style-name="T4">b</text:span><text:span text:style-name="T20">1</text:span></text:p>
          </draw:text-box>
        </draw:frame>
        <draw:frame draw:style-name="gr34" draw:text-style-name="P7" draw:layer="layout" svg:width="0.921cm" svg:height="0.966cm" svg:x="6.5cm" svg:y="19.1cm">
          <draw:text-box>
            <text:p><text:span text:style-name="T4">b</text:span><text:span text:style-name="T20">k</text:span></text:p>
          </draw:text-box>
        </draw:frame>
        <draw:line draw:style-name="gr1" draw:text-style-name="P1" draw:layer="layout" svg:x1="3.5cm" svg:y1="15.6cm" svg:x2="5.6cm" svg:y2="19.6cm">
          <text:p/>
        </draw:line>
        <draw:frame draw:style-name="gr3" draw:text-style-name="P7" draw:layer="layout" svg:width="0.947cm" svg:height="0.966cm" svg:x="4.5cm" svg:y="15.334cm">
          <draw:text-box>
            <text:p><text:span text:style-name="T22">β</text:span><text:span text:style-name="T20">1</text:span></text:p>
          </draw:text-box>
        </draw:frame>
        <draw:frame draw:style-name="gr3" draw:text-style-name="P7" draw:layer="layout" svg:width="0.951cm" svg:height="0.966cm" svg:x="4.149cm" svg:y="16.134cm">
          <draw:text-box>
            <text:p><text:span text:style-name="T22">α</text:span><text:span text:style-name="T23">1</text:span></text:p>
          </draw:text-box>
        </draw:frame>
        <draw:frame draw:style-name="gr3" draw:text-style-name="P7" draw:layer="layout" svg:width="0.934cm" svg:height="0.966cm" svg:x="4.2cm" svg:y="19.8cm">
          <draw:text-box>
            <text:p><text:span text:style-name="T22">α</text:span><text:span text:style-name="T23">k</text:span></text:p>
          </draw:text-box>
        </draw:frame>
        <draw:frame draw:style-name="gr3" draw:text-style-name="P7" draw:layer="layout" svg:width="0.951cm" svg:height="0.966cm" svg:x="3.47cm" svg:y="18.634cm">
          <draw:text-box>
            <text:p><text:span text:style-name="T22">α</text:span><text:span text:style-name="T23">1</text:span></text:p>
          </draw:text-box>
        </draw:frame>
        <draw:frame draw:style-name="gr3" draw:text-style-name="P7" draw:layer="layout" svg:width="0.934cm" svg:height="0.966cm" svg:x="3.453cm" svg:y="17.2cm">
          <draw:text-box>
            <text:p><text:span text:style-name="T22">α</text:span><text:span text:style-name="T23">k</text:span></text:p>
          </draw:text-box>
        </draw:frame>
        <draw:frame draw:style-name="gr3" draw:text-style-name="P7" draw:layer="layout" svg:width="0.93cm" svg:height="0.966cm" svg:x="3.553cm" svg:y="15.534cm">
          <draw:text-box>
            <text:p><text:span text:style-name="T22">β</text:span><text:span text:style-name="T23">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3-01-01T16:55:47.43</dc:date>
    <meta:editing-duration>PT3H33M19S</meta:editing-duration>
    <meta:editing-cycles>18</meta:editing-cycles>
    <meta:generator>OpenOffice.org/3.4.1$Win32 OpenOffice.org_project/341m1$Build-9593</meta:generator>
    <meta:document-statistic meta:object-count="181"/>
  </office:meta>
</office:document-meta>
</file>